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 style:list-style-name="L1">
      <style:text-properties officeooo:paragraph-rsid="00028a61"/>
    </style:style>
    <style:style style:name="P2" style:family="paragraph" style:parent-style-name="Standard" style:list-style-name="L1">
      <style:text-properties fo:language="mk" fo:country="MK" officeooo:rsid="00028a61" officeooo:paragraph-rsid="00028a61"/>
    </style:style>
    <style:style style:name="P3" style:family="paragraph" style:parent-style-name="Standard" style:list-style-name="L1">
      <style:text-properties fo:language="en" fo:country="US" officeooo:rsid="00028a61" officeooo:paragraph-rsid="00028a61"/>
    </style:style>
    <style:style style:name="T1" style:family="text">
      <style:text-properties fo:language="en" fo:country="US"/>
    </style:style>
    <style:style style:name="T2" style:family="text">
      <style:text-properties style:font-name="sans-serif"/>
    </style:style>
    <style:style style:name="T3" style:family="text">
      <style:text-properties style:font-name="sans-serif" fo:language="en" fo:country="US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10232182" text:style-name="L1">
        <text:list-item>
          <text:p text:style-name="P1">Согласно стандардот ИЕЕЕ 29148:2011 за СТРУКТУРАТА НА ДОКУМЕНТОТ набројте 2 позитивни аспекти од спецификација и 2 негативни аспекти од спецификацијата. </text:p>
          <text:list>
            <text:list-item>
              <text:p text:style-name="P2">Позитивни аспекти</text:p>
              <text:list>
                <text:list-item>
                  <text:p text:style-name="P2">Највпечатливото е што е додаден апстракт, со кој накратко се опишува продуктот кој се произведува, што на тој што ја чита спецификацијата однапред му дава одредени информации поврзани со продуктот</text:p>
                </text:list-item>
                <text:list-item>
                  <text:p text:style-name="P2">Втор позитивен аспект е тоа што е додаден делот за <text:span text:style-name="T1">Requirement Priorities, </text:span>со кои се одредува приоритет за кои делови од продуктот да бидат први изградени</text:p>
                </text:list-item>
              </text:list>
            </text:list-item>
            <text:list-item>
              <text:p text:style-name="P2">Негативни Аспекти</text:p>
              <text:list>
                <text:list-item>
                  <text:p text:style-name="P2">Го нема делот за <text:span text:style-name="T1">Verification, </text:span>со кој би се опишале начините на кои би можело да се верификува дали продуктот ги задоволува барањата</text:p>
                </text:list-item>
                <text:list-item>
                  <text:p text:style-name="P2">Не се дефинирани <text:span text:style-name="T1">User Requirements, </text:span>со кои би биле дефинирани барањата од корисниците кои продуктот ќе треба да ги задоволува</text:p>
                </text:list-item>
              </text:list>
            </text:list-item>
          </text:list>
        </text:list-item>
        <text:list-item>
          <text:p text:style-name="P2">Идентификувајте 6 главни проблеми во ТЕКСТОТ на документот и предложете промени. </text:p>
          <text:list>
            <text:list-item>
              <text:p text:style-name="P2"><text:span text:style-name="T2">The user shall provide a name</text:span> </text:p>
              <text:list>
                <text:list-item>
                  <text:p text:style-name="P2">Ова е барање на корисникот, а не на софтверот</text:p>
                </text:list-item>
                <text:list-item>
                  <text:p text:style-name="P2">Предложена промена: <text:span text:style-name="T1">The software shall display a message notifying the user that they must provide a name</text:span></text:p>
                </text:list-item>
              </text:list>
            </text:list-item>
            <text:list-item>
              <text:p text:style-name="P2"><text:span text:style-name="T2">The software shall display a list of all tasks in a selected therapy in the Tasks in Therapy panel.</text:span> </text:p>
              <text:list>
                <text:list-item>
                  <text:p text:style-name="P2">Не е дефинирано кога ќе ги прикажува сите таскови</text:p>
                </text:list-item>
                <text:list-item>
                  <text:p text:style-name="P2">Предложена промена: <text:span text:style-name="T1">The software shall display a list of all tasks in a selected therapy in the Tasks in Therapy panel when the user clicks on a “Display all tasks” button</text:span></text:p>
                </text:list-item>
              </text:list>
            </text:list-item>
            <text:list-item>
              <text:p text:style-name="P2"><text:span text:style-name="T2">The software shall allow the user to select more than one task</text:span> </text:p>
              <text:list>
                <text:list-item>
                  <text:p text:style-name="P2">Не е дефинирано кога ќе му дозволува на корисникот да го прави ова</text:p>
                </text:list-item>
                <text:list-item>
                  <text:p text:style-name="P2">Предложена промена: <text:span text:style-name="T1">The software shall allow the user to select more than one task when the user is in the Tasks in Therapy panel</text:span></text:p>
                </text:list-item>
              </text:list>
            </text:list-item>
            <text:list-item>
              <text:p text:style-name="P2"><text:span text:style-name="T2">If “None” is selected as the ending condition, the user shall be required to enter a time limit.</text:span> </text:p>
              <text:list>
                <text:list-item>
                  <text:p text:style-name="P2">Не е наведено каде треба да внеси <text:span text:style-name="T1">time limit</text:span></text:p>
                </text:list-item>
                <text:list-item>
                  <text:p text:style-name="P2">Предложена промена: <text:span text:style-name="T1">If “None” is selected as the ending condition, the user shall be required to enter a time limit in a field labeled “Time Limit”</text:span></text:p>
                </text:list-item>
              </text:list>
            </text:list-item>
            <text:list-item>
              <text:p text:style-name="P2"><text:span text:style-name="T2">The software shall add the therapy to the system records and add an entry in the list of </text:span><text:span text:style-name="T3">t</text:span><text:span text:style-name="T2">herapy.</text:span> </text:p>
              <text:list>
                <text:list-item>
                  <text:p text:style-name="P2">Употреба на зборчето „<text:span text:style-name="T1">and</text:span>“, односно двоен <text:span text:style-name="T1">requirement</text:span></text:p>
                </text:list-item>
                <text:list-item>
                  <text:p text:style-name="P2">Предложена промена: Да се раздели во две барања: </text:p>
                  <text:list>
                    <text:list-item>
                      <text:p text:style-name="P3">The software shall add the therapy to the system records</text:p>
                    </text:list-item>
                    <text:list-item>
                      <text:p text:style-name="P3">The software shall add an entry in the list of therapy</text:p>
                    </text:list-item>
                  </text:list>
                </text:list-item>
              </text:list>
            </text:list-item>
            <text:list-item>
              <text:p text:style-name="P3"><text:span text:style-name="T2">The user shall provide a name for the task.</text:span> </text:p>
              <text:list>
                <text:list-item>
                  <text:p text:style-name="P2">Пак, ова е барање врз корисникот, а не за продуктот</text:p>
                </text:list-item>
                <text:list-item>
                  <text:p text:style-name="P2">Предложена промена: <text:span text:style-name="T1">The software shall prompt the user that they must provide a name for the task. </text:span></text:p>
                </text:list-item>
              </text:list>
            </text:list-item>
          </text:list>
        </text:list-item>
        <text:list-item>
          <text:p text:style-name="P2">Која беше постапката која ја пратевте при инспекција на документот </text:p>
          <text:list>
            <text:list-item>
              <text:p text:style-name="P2">За првата задача го споредив <text:span text:style-name="T1">Contents </text:span>делот од документот со соодветните слајдови од лекцијата 1.2-<text:span text:style-name="T1">IEEE Standards plus tools</text:span></text:p>
            </text:list-item>
            <text:list-item>
              <text:p text:style-name="P2">Го читав документот и издвојував <text:span text:style-name="T1">Requirements </text:span>кои сметав дека се недоволно добро дефинирани, или можам да ги подобрамз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9T18:17:13.664000000</meta:creation-date>
    <dc:date>2023-03-19T19:05:01.811000000</dc:date>
    <meta:editing-duration>PT1M47S</meta:editing-duration>
    <meta:editing-cycles>1</meta:editing-cycles>
    <meta:document-statistic meta:table-count="0" meta:image-count="0" meta:object-count="0" meta:page-count="1" meta:paragraph-count="31" meta:word-count="495" meta:character-count="2796" meta:non-whitespace-character-count="2352"/>
    <meta:generator>LibreOffice/7.5.1.2$Windows_X86_64 LibreOffice_project/fcbaee479e84c6cd81291587d2ee68cba099e129</meta:generator>
  </office:meta>
</office:document-meta>
</file>